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6" style:family="table">
      <style:table-properties style:width="19.011cm" fo:margin-left="0cm" fo:break-before="page" table:align="left"/>
    </style:style>
    <style:style style:name="Table6.A" style:family="table-column">
      <style:table-column-properties style:column-width="1.014cm"/>
    </style:style>
    <style:style style:name="Table6.B" style:family="table-column">
      <style:table-column-properties style:column-width="0.893cm"/>
    </style:style>
    <style:style style:name="Table6.C" style:family="table-column">
      <style:table-column-properties style:column-width="0.326cm"/>
    </style:style>
    <style:style style:name="Table6.D" style:family="table-column">
      <style:table-column-properties style:column-width="2.866cm"/>
    </style:style>
    <style:style style:name="Table6.E" style:family="table-column">
      <style:table-column-properties style:column-width="1.141cm"/>
    </style:style>
    <style:style style:name="Table6.F" style:family="table-column">
      <style:table-column-properties style:column-width="0.18cm"/>
    </style:style>
    <style:style style:name="Table6.G" style:family="table-column">
      <style:table-column-properties style:column-width="12.591cm"/>
    </style:style>
    <style:style style:name="Table6.A1" style:family="table-cell">
      <style:table-cell-properties style:vertical-align="middle" fo:background-color="#dddddd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6.C1" style:family="table-cell">
      <style:table-cell-properties fo:padding="0.097cm" fo:border-left="0.05pt solid #000000" fo:border-right="none" fo:border-top="0.05pt solid #000000" fo:border-bottom="2pt solid #000000"/>
    </style:style>
    <style:style style:name="Table6.D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padding="0.097cm" fo:border="0.05pt solid #000000"/>
    </style:style>
    <style:style style:name="Table6.C2" style:family="table-cell">
      <style:table-cell-properties fo:padding="0.097cm" fo:border-left="0.05pt solid #000000" fo:border-right="none" fo:border-top="0.05pt solid #000000" fo:border-bottom="2pt solid #000000"/>
    </style:style>
    <style:style style:name="Table6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0.05pt solid #000000" fo:border-bottom="2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0.05pt solid #000000" fo:border-bottom="2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0.05pt solid #000000" fo:border-bottom="2pt solid #000000"/>
    </style:style>
    <style:style style:name="Table6.D5" style:family="table-cell">
      <style:table-cell-properties style:vertical-align="middle"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0.05pt solid #000000" fo:border-bottom="2pt solid #000000"/>
    </style:style>
    <style:style style:name="Table6.E6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F6" style:family="table-cell">
      <style:table-cell-properties fo:padding="0.097cm" fo:border-left="0.05pt solid #000000" fo:border-right="0.05pt solid #000000" fo:border-top="none" fo:border-bottom="2pt solid #000000"/>
    </style:style>
    <style:style style:name="Table6.C7" style:family="table-cell">
      <style:table-cell-properties fo:padding="0.097cm" fo:border-left="0.05pt solid #000000" fo:border-right="none" fo:border-top="none" fo:border-bottom="2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2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2pt solid #000000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011cm"/>
    </style:style>
    <style:style style:name="Table6.C10" style:family="table-cell">
      <style:table-cell-properties fo:padding="0.097cm" fo:border-left="0.05pt solid #000000" fo:border-right="none" fo:border-top="none" fo:border-bottom="2pt solid #000000"/>
    </style:style>
    <style:style style:name="Table6.E10" style:family="table-cell">
      <style:table-cell-properties fo:padding="0.097cm" fo:border-left="0.05pt solid #000000" fo:border-right="0.05pt solid #000000" fo:border-top="none" fo:border-bottom="2pt solid #000000"/>
    </style:style>
    <style:style style:name="Table6.C11" style:family="table-cell">
      <style:table-cell-properties fo:padding="0.097cm" fo:border-left="0.05pt solid #000000" fo:border-right="none" fo:border-top="none" fo:border-bottom="2pt solid #000000"/>
    </style:style>
    <style:style style:name="Tab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2" style:family="table-cell">
      <style:table-cell-properties fo:padding="0.097cm" fo:border-left="0.05pt solid #000000" fo:border-right="none" fo:border-top="none" fo:border-bottom="2pt solid #000000"/>
    </style:style>
    <style:style style:name="Tab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3" style:family="table-cell">
      <style:table-cell-properties fo:padding="0.097cm" fo:border-left="0.05pt solid #000000" fo:border-right="none" fo:border-top="none" fo:border-bottom="2pt solid #000000"/>
    </style:style>
    <style:style style:name="Tab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4" style:family="table-cell">
      <style:table-cell-properties fo:padding="0.097cm" fo:border-left="0.05pt solid #000000" fo:border-right="none" fo:border-top="none" fo:border-bottom="2pt solid #000000"/>
    </style:style>
    <style:style style:name="Table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5" style:family="table-cell">
      <style:table-cell-properties fo:padding="0.097cm" fo:border-left="0.05pt solid #000000" fo:border-right="none" fo:border-top="none" fo:border-bottom="2pt solid #000000"/>
    </style:style>
    <style:style style:name="Table6.E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6" style:family="table-cell">
      <style:table-cell-properties fo:padding="0.097cm" fo:border-left="0.05pt solid #000000" fo:border-right="none" fo:border-top="none" fo:border-bottom="2pt solid #000000"/>
    </style:style>
    <style:style style:name="Table6.E16" style:family="table-cell">
      <style:table-cell-properties fo:padding="0.097cm" fo:border-left="0.05pt solid #000000" fo:border-right="0.05pt solid #000000" fo:border-top="none" fo:border-bottom="2pt solid #000000"/>
    </style:style>
    <style:style style:name="Table6.C17" style:family="table-cell">
      <style:table-cell-properties fo:padding="0.097cm" fo:border-left="0.05pt solid #000000" fo:border-right="none" fo:border-top="none" fo:border-bottom="0.05pt solid #000000"/>
    </style:style>
    <style:style style:name="Tab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8" style:family="table-cell">
      <style:table-cell-properties fo:padding="0.097cm" fo:border-left="0.05pt solid #000000" fo:border-right="none" fo:border-top="none" fo:border-bottom="0.05pt solid #000000"/>
    </style:style>
    <style:style style:name="Table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9" style:family="table-cell">
      <style:table-cell-properties fo:padding="0.097cm" fo:border-left="0.05pt solid #000000" fo:border-right="none" fo:border-top="none" fo:border-bottom="0.05pt solid #000000"/>
    </style:style>
    <style:style style:name="Tab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0" style:family="table-cell">
      <style:table-cell-properties fo:padding="0.097cm" fo:border-left="0.05pt solid #000000" fo:border-right="none" fo:border-top="none" fo:border-bottom="0.05pt solid #000000"/>
    </style:style>
    <style:style style:name="Table6.E2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1" style:family="table-cell">
      <style:table-cell-properties fo:padding="0.097cm" fo:border-left="0.05pt solid #000000" fo:border-right="none" fo:border-top="none" fo:border-bottom="0.05pt solid #000000"/>
    </style:style>
    <style:style style:name="Table6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2" style:family="table-cell">
      <style:table-cell-properties fo:padding="0.097cm" fo:border-left="0.05pt solid #000000" fo:border-right="none" fo:border-top="none" fo:border-bottom="0.05pt solid #000000"/>
    </style:style>
    <style:style style:name="Table6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3" style:family="table-cell">
      <style:table-cell-properties fo:padding="0.097cm" fo:border-left="0.05pt solid #000000" fo:border-right="none" fo:border-top="none" fo:border-bottom="0.05pt solid #000000"/>
    </style:style>
    <style:style style:name="Table6.E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89701d" officeooo:paragraph-rsid="0089701d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89701d" officeooo:paragraph-rsid="0089701d"/>
    </style:style>
    <style:style style:name="P4" style:family="paragraph" style:parent-style-name="Table_20_Contents">
      <style:text-properties officeooo:rsid="0015a5fe" officeooo:paragraph-rsid="0048ef69"/>
    </style:style>
    <style:style style:name="P5" style:family="paragraph" style:parent-style-name="Table_20_Contents">
      <style:text-properties officeooo:rsid="00184310" officeooo:paragraph-rsid="0048572e"/>
    </style:style>
    <style:style style:name="P6" style:family="paragraph" style:parent-style-name="Table_20_Contents">
      <style:text-properties officeooo:rsid="0018cbaa" officeooo:paragraph-rsid="004ffd14"/>
    </style:style>
    <style:style style:name="P7" style:family="paragraph" style:parent-style-name="Table_20_Contents">
      <style:text-properties officeooo:rsid="001bd081" officeooo:paragraph-rsid="003dc2ad"/>
    </style:style>
    <style:style style:name="P8" style:family="paragraph" style:parent-style-name="Table_20_Contents">
      <style:text-properties officeooo:rsid="001bd081" officeooo:paragraph-rsid="003df916"/>
    </style:style>
    <style:style style:name="P9" style:family="paragraph" style:parent-style-name="Table_20_Contents">
      <style:text-properties officeooo:rsid="001bd081" officeooo:paragraph-rsid="003f8360"/>
    </style:style>
    <style:style style:name="P10" style:family="paragraph" style:parent-style-name="Table_20_Contents">
      <style:text-properties officeooo:rsid="001bd081" officeooo:paragraph-rsid="004f59f3"/>
    </style:style>
    <style:style style:name="P11" style:family="paragraph" style:parent-style-name="Table_20_Contents">
      <style:text-properties officeooo:rsid="001bd081" officeooo:paragraph-rsid="003a22a0"/>
    </style:style>
    <style:style style:name="P12" style:family="paragraph" style:parent-style-name="Table_20_Contents">
      <style:text-properties officeooo:rsid="001bd081" officeooo:paragraph-rsid="0045c583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0e4bd" officeooo:paragraph-rsid="0030e4b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30b07" officeooo:paragraph-rsid="00330b0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53c8d" officeooo:paragraph-rsid="00353c8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21b53" officeooo:paragraph-rsid="00321b5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b39a6" officeooo:paragraph-rsid="002b39a6"/>
    </style:style>
    <style:style style:name="P19" style:family="paragraph" style:parent-style-name="Table_20_Contents">
      <style:text-properties officeooo:rsid="0050c7a6" officeooo:paragraph-rsid="0050c7a6"/>
    </style:style>
    <style:style style:name="P20" style:family="paragraph" style:parent-style-name="Table_20_Contents">
      <style:text-properties officeooo:rsid="00720362" officeooo:paragraph-rsid="00720362"/>
    </style:style>
    <style:style style:name="P21" style:family="paragraph" style:parent-style-name="Table_20_Contents">
      <style:paragraph-properties fo:text-align="center" style:justify-single-word="false"/>
      <style:text-properties officeooo:rsid="00720362" officeooo:paragraph-rsid="00720362"/>
    </style:style>
    <style:style style:name="P22" style:family="paragraph" style:parent-style-name="Table_20_Contents">
      <style:paragraph-properties fo:text-align="center" style:justify-single-word="false"/>
      <style:text-properties officeooo:rsid="0072d038" officeooo:paragraph-rsid="0072d038"/>
    </style:style>
    <style:style style:name="P23" style:family="paragraph" style:parent-style-name="Table_20_Contents">
      <style:paragraph-properties fo:text-align="center" style:justify-single-word="false"/>
      <style:text-properties officeooo:rsid="002f3201" officeooo:paragraph-rsid="002f3201"/>
    </style:style>
    <style:style style:name="P24" style:family="paragraph" style:parent-style-name="Table_20_Contents">
      <style:paragraph-properties fo:text-align="center" style:justify-single-word="false"/>
      <style:text-properties officeooo:rsid="0031aaa1" officeooo:paragraph-rsid="0031aaa1"/>
    </style:style>
    <style:style style:name="P25" style:family="paragraph" style:parent-style-name="Table_20_Contents">
      <style:paragraph-properties fo:text-align="center" style:justify-single-word="false"/>
      <style:text-properties officeooo:rsid="00321b53" officeooo:paragraph-rsid="00321b53"/>
    </style:style>
    <style:style style:name="P26" style:family="paragraph" style:parent-style-name="Table_20_Contents">
      <style:paragraph-properties fo:text-align="center" style:justify-single-word="false"/>
      <style:text-properties officeooo:rsid="00339bd1" officeooo:paragraph-rsid="00339bd1"/>
    </style:style>
    <style:style style:name="P27" style:family="paragraph" style:parent-style-name="Table_20_Contents">
      <style:paragraph-properties fo:text-align="center" style:justify-single-word="false"/>
      <style:text-properties officeooo:rsid="0029ea70" officeooo:paragraph-rsid="0029ea70"/>
    </style:style>
    <style:style style:name="P28" style:family="paragraph" style:parent-style-name="Table_20_Contents">
      <style:paragraph-properties fo:text-align="center" style:justify-single-word="false"/>
      <style:text-properties officeooo:rsid="008608d5" officeooo:paragraph-rsid="008608d5"/>
    </style:style>
    <style:style style:name="P29" style:family="paragraph" style:parent-style-name="Table_20_Contents">
      <style:text-properties officeooo:rsid="008e31d0" officeooo:paragraph-rsid="008e31d0"/>
    </style:style>
    <style:style style:name="P30" style:family="paragraph" style:parent-style-name="Table_20_Contents">
      <style:text-properties officeooo:rsid="008f9f16" officeooo:paragraph-rsid="004a56d9"/>
    </style:style>
    <style:style style:name="P31" style:family="paragraph" style:parent-style-name="Table_20_Contents">
      <style:text-properties officeooo:rsid="008f9f16" officeooo:paragraph-rsid="008f9f16"/>
    </style:style>
    <style:style style:name="P32" style:family="paragraph" style:parent-style-name="Table_20_Contents">
      <style:text-properties officeooo:rsid="008f9f16" officeooo:paragraph-rsid="0094e395"/>
    </style:style>
    <style:style style:name="P33" style:family="paragraph" style:parent-style-name="Table_20_Contents">
      <style:text-properties officeooo:rsid="009117b2" officeooo:paragraph-rsid="009117b2"/>
    </style:style>
    <style:style style:name="P34" style:family="paragraph" style:parent-style-name="Table_20_Contents">
      <style:text-properties officeooo:rsid="0095db58" officeooo:paragraph-rsid="0095db58"/>
    </style:style>
    <style:style style:name="P35" style:family="paragraph" style:parent-style-name="Table_20_Contents">
      <style:text-properties officeooo:rsid="00982891" officeooo:paragraph-rsid="00982891"/>
    </style:style>
    <style:style style:name="T1" style:family="text">
      <style:text-properties officeooo:rsid="0094933e"/>
    </style:style>
    <style:style style:name="T2" style:family="text">
      <style:text-properties officeooo:rsid="0094df23"/>
    </style:style>
    <style:style style:name="T3" style:family="text">
      <style:text-properties officeooo:rsid="009505b6"/>
    </style:style>
    <style:style style:name="T4" style:family="text">
      <style:text-properties officeooo:rsid="009654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rows-spanned="6" office:value-type="string" table:protected="true">
            <text:p text:style-name="P13">E</text:p>
            <text:p text:style-name="P13">X</text:p>
            <text:p text:style-name="P13">P</text:p>
            <text:p text:style-name="P13">O</text:p>
            <text:p text:style-name="P13">S</text:p>
            <text:p text:style-name="P13">I</text:p>
            <text:p text:style-name="P13">T</text:p>
            <text:p text:style-name="P13">I</text:p>
            <text:p text:style-name="P13">O</text:p>
            <text:p text:style-name="P13">N</text:p>
          </table:table-cell>
          <table:table-cell table:style-name="Table6.A1" table:number-rows-spanned="6" office:value-type="string" table:protected="true">
            <text:p text:style-name="P2"/>
          </table:table-cell>
          <table:table-cell table:style-name="Table6.C6" table:number-rows-spanned="6" office:value-type="string" table:protected="true">
            <text:p text:style-name="Table_20_Contents"/>
          </table:table-cell>
          <table:table-cell table:style-name="Table6.D1" office:value-type="string" table:protected="true">
            <text:p text:style-name="P18">Préambule</text:p>
          </table:table-cell>
          <table:table-cell table:style-name="Table6.E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8">Incident</text:p>
            <text:p text:style-name="P18">perturbateur</text:p>
          </table:table-cell>
          <table:table-cell table:style-name="Table6.E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8">Incident </text:p>
            <text:p text:style-name="P18">déclencheur</text:p>
          </table:table-cell>
          <table:table-cell table:style-name="Table6.E3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8">Zone de refus</text:p>
          </table:table-cell>
          <table:table-cell table:style-name="Table6.E4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table:number-rows-spanned="2" office:value-type="string" table:protected="true">
            <text:p text:style-name="P18">Pivot 1</text:p>
          </table:table-cell>
          <table:table-cell table:style-name="Table6.E5" table:number-columns-spanned="3" office:value-type="string">
            <text:p text:style-name="P29">L’équipe d’Adventure Consultants doit faire la queue pour passer une crevasse. Beck Weathers glisse de l’échelle et paniqu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6" office:value-type="string" table:protected="true">
            <text:p text:style-name="P22">QDF</text:p>
          </table:table-cell>
          <table:table-cell table:style-name="Table6.F6" table:number-columns-spanned="2" office:value-type="string">
            <text:p text:style-name="P29">Parviendront-ils à gravir et redescendre l’Everest ?</text:p>
          </table:table-cell>
          <table:covered-table-cell/>
        </table:table-row>
        <table:table-row>
          <table:table-cell table:style-name="Table6.D5" table:number-rows-spanned="10" office:value-type="string" table:protected="true">
            <text:p text:style-name="P15">D</text:p>
            <text:p text:style-name="P15">É</text:p>
            <text:p text:style-name="P15">V</text:p>
            <text:p text:style-name="P15">E</text:p>
            <text:p text:style-name="P15">L</text:p>
            <text:p text:style-name="P15">O</text:p>
            <text:p text:style-name="P15">P</text:p>
            <text:p text:style-name="P15">P</text:p>
            <text:p text:style-name="P15">E</text:p>
            <text:p text:style-name="P15">M</text:p>
            <text:p text:style-name="P15">E</text:p>
            <text:p text:style-name="P15">N</text:p>
            <text:p text:style-name="P15">T</text:p>
          </table:table-cell>
          <table:table-cell table:style-name="Table6.D5" table:number-rows-spanned="4" office:value-type="string" table:protected="true">
            <text:p text:style-name="P13">P</text:p>
            <text:p text:style-name="P13">A</text:p>
            <text:p text:style-name="P13">R</text:p>
            <text:p text:style-name="P13">T</text:p>
            <text:p text:style-name="P13">I</text:p>
            <text:p text:style-name="P13">E</text:p>
            <text:p text:style-name="P13"/>
            <text:p text:style-name="P13"><text:s/>1</text:p>
          </table:table-cell>
          <table:table-cell table:style-name="Table6.C10" table:number-rows-spanned="4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23">Première action</text:p>
          </table:table-cell>
          <table:table-cell table:style-name="Table6.E7" table:number-columns-spanned="3" office:value-type="string">
            <text:p text:style-name="P29">ROB HALL organise une réunion entre les équipes pour s’organiser. Échec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3">Description</text:p>
            <text:p text:style-name="P23">générale</text:p>
          </table:table-cell>
          <table:table-cell table:style-name="Table6.E8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3">1/3</text:p>
          </table:table-cell>
          <table:table-cell table:style-name="Table6.E9" table:number-columns-spanned="3" office:value-type="string">
            <text:p text:style-name="P32"><text:span text:style-name="T2">(</text:span>?<text:span text:style-name="T2">) </text:span>Raisons de Doug pour gravir l’Everest</text:p>
          </table:table-cell>
          <table:covered-table-cell/>
          <table:covered-table-cell/>
        </table:table-row>
        <table:table-row table:style-name="Table6.10">
          <table:covered-table-cell/>
          <table:covered-table-cell/>
          <table:covered-table-cell/>
          <table:table-cell table:style-name="Table6.D5" office:value-type="string" table:protected="true">
            <text:p text:style-name="P23">Clé de voûte</text:p>
          </table:table-cell>
          <table:table-cell table:style-name="Table6.E10" table:number-columns-spanned="3" office:value-type="string">
            <text:p text:style-name="P33">Ils parviennent au sommet de l’Everest, même Doug.</text:p>
          </table:table-cell>
          <table:covered-table-cell/>
          <table:covered-table-cell/>
        </table:table-row>
        <table:table-row>
          <table:covered-table-cell/>
          <table:table-cell table:style-name="Table6.D5" table:number-rows-spanned="6" office:value-type="string" table:protected="true">
            <text:p text:style-name="P17">P</text:p>
            <text:p text:style-name="P17">A</text:p>
            <text:p text:style-name="P17">R</text:p>
            <text:p text:style-name="P17">T</text:p>
            <text:p text:style-name="P17">I</text:p>
            <text:p text:style-name="P17">E</text:p>
            <text:p text:style-name="P17"/>
            <text:p text:style-name="P17">2</text:p>
          </table:table-cell>
          <table:table-cell table:style-name="Table6.C16" table:number-rows-spanned="6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24">Conséquences</text:p>
          </table:table-cell>
          <table:table-cell table:style-name="Table6.E11" table:number-columns-spanned="3" office:value-type="string">
            <text:p text:style-name="P33">Il va falloir maintenant redescendre, ce qui fait aussi partie de l’ascension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5">Description</text:p>
            <text:p text:style-name="P25">générale</text:p>
          </table:table-cell>
          <table:table-cell table:style-name="Table6.E12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5">2/3</text:p>
          </table:table-cell>
          <table:table-cell table:style-name="Table6.E13" table:number-columns-spanned="3" office:value-type="string">
            <text:p text:style-name="P32"><text:span text:style-name="T1">(</text:span>?<text:span text:style-name="T1">) </text:span>Mort de Doug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table:number-rows-spanned="2" office:value-type="string" table:protected="true">
            <text:p text:style-name="P25">Crise</text:p>
          </table:table-cell>
          <table:table-cell table:style-name="Table6.E14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15" table:number-columns-spanned="2" office:value-type="string" table:protected="true">
            <text:p text:style-name="P21">Sortie</text:p>
          </table:table-cell>
          <table:covered-table-cell/>
          <table:table-cell table:style-name="Table6.G15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table-cell table:style-name="Table6.D5" office:value-type="string" table:protected="true">
            <text:p text:style-name="P25">Pivot 2</text:p>
          </table:table-cell>
          <table:table-cell table:style-name="Table6.E16" table:number-columns-spanned="3" office:value-type="string">
            <text:p text:style-name="P30">Toutes les équipes se mobilisent pour se porter au secours des grimpeurs coincés.<text:span text:style-name="T3"> Annonce des recherches.</text:span></text:p>
          </table:table-cell>
          <table:covered-table-cell/>
          <table:covered-table-cell/>
        </table:table-row>
        <table:table-row>
          <table:table-cell table:style-name="Table6.D2" table:number-rows-spanned="7" office:value-type="string" table:protected="true">
            <text:p text:style-name="P16">D</text:p>
            <text:p text:style-name="P16">É</text:p>
            <text:p text:style-name="P16">N</text:p>
            <text:p text:style-name="P16">O</text:p>
            <text:p text:style-name="P16">U</text:p>
            <text:p text:style-name="P16">E</text:p>
            <text:p text:style-name="P16">M</text:p>
            <text:p text:style-name="P16">E</text:p>
            <text:p text:style-name="P16">N</text:p>
            <text:p text:style-name="P16">T</text:p>
          </table:table-cell>
          <table:table-cell table:style-name="Table6.D2" table:number-rows-spanned="7" office:value-type="string" table:protected="true">
            <text:p text:style-name="P14"/>
          </table:table-cell>
          <table:table-cell table:style-name="Table6.C23" table:number-rows-spanned="7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26">Conséquences</text:p>
          </table:table-cell>
          <table:table-cell table:style-name="Table6.E17" table:number-columns-spanned="3" office:value-type="string">
            <text:p text:style-name="P31">Un espoir renait, on pense que <text:span text:style-name="T4">les derniers grimpeurs vont pouvoir être sauvés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6">Description</text:p>
            <text:p text:style-name="P26">générale</text:p>
          </table:table-cell>
          <table:table-cell table:style-name="Table6.E18" table:number-columns-spanned="3" office:value-type="string">
            <text:p text:style-name="P34"><text:span text:style-name="T4">La tentative de sauvetage. </text:span>L’hécatombe, les morts, après Doug, alors que tous les espoirs semblaient retrouvés et permis avec l’arrivée de Guy Copper et de la mobilisation des équipes du camp de bas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table:number-rows-spanned="2" office:value-type="string" table:protected="true">
            <text:p text:style-name="P26">Crise</text:p>
          </table:table-cell>
          <table:table-cell table:style-name="Table6.E19" table:number-columns-spanned="3" office:value-type="string">
            <text:p text:style-name="P35">Avec la mort de Ron, tout semble définitivement perdu, mort, dramatiqu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20" table:number-columns-spanned="2" office:value-type="string" table:protected="true">
            <text:p text:style-name="P28">Sortie</text:p>
          </table:table-cell>
          <table:covered-table-cell/>
          <table:table-cell table:style-name="Table6.G20" office:value-type="string">
            <text:p text:style-name="P35">Beck revient au camp 4, vivant.</text:p>
          </table:table-cell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7">Climax</text:p>
          </table:table-cell>
          <table:table-cell table:style-name="Table6.E2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7">RDF</text:p>
          </table:table-cell>
          <table:table-cell table:style-name="Table6.E2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8">Désinence</text:p>
          </table:table-cell>
          <table:table-cell table:style-name="Table6.E2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.5pt" officeooo:rsid="0089701d" officeooo:paragraph-rsid="0089701d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ttp://www.laboiteaoutilsdelauteur.f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19:48.278966000</meta:creation-date>
    <dc:date>2017-04-02T17:51:07.212029000</dc:date>
    <meta:editing-duration>PT8H6M34S</meta:editing-duration>
    <meta:editing-cycles>99</meta:editing-cycles>
    <meta:generator>LibreOffice/5.1.6.2$MacOSX_X86_64 LibreOffice_project/07ac168c60a517dba0f0d7bc7540f5afa45f0909</meta:generator>
    <dc:creator>Philippe Perret</dc:creator>
    <meta:document-statistic meta:table-count="1" meta:image-count="0" meta:object-count="0" meta:page-count="1" meta:paragraph-count="88" meta:word-count="229" meta:character-count="1238" meta:non-whitespace-character-count="1095"/>
  </office:meta>
</office:document-meta>
</file>